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e1" style:family="table-cell" style:parent-style-name="Default" style:data-style-name="N10000"/>
    <style:style style:name="ce2" style:family="table-cell" style:parent-style-name="Default" style:data-style-name="N10001"/>
    <style:style style:name="ce3" style:family="table-cell" style:parent-style-name="Default" style:data-style-name="N10000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x</text:p>
          </table:table-cell>
          <table:table-cell office:value-type="float" office:value="1400" calcext:value-type="float">
            <text:p>1400</text:p>
          </table:table-cell>
          <table:table-cell office:value-type="float" office:value="960" calcext:value-type="float">
            <text:p>960</text:p>
          </table:table-cell>
          <table:table-cell/>
          <table:table-cell table:formula="of:=1.4*80"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m</text:p>
          </table:table-cell>
          <table:table-cell office:value-type="float" office:value="80" calcext:value-type="float">
            <text:p>80</text:p>
          </table:table-cell>
          <table:table-cell table:formula="of:=[.B3]*[.C2]/[.B2]" office:value-type="float" office:value="54.8571428571429" calcext:value-type="float">
            <text:p>54.8571428571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 (px)</text:p>
          </table:table-cell>
          <table:table-cell office:value-type="string" calcext:value-type="string">
            <text:p>y (px)</text:p>
          </table:table-cell>
          <table:table-cell office:value-type="string" calcext:value-type="string">
            <text:p>x (mm)</text:p>
          </table:table-cell>
          <table:table-cell office:value-type="string" calcext:value-type="string">
            <text:p>y (mm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tre</text:p>
          </table:table-cell>
          <table:table-cell office:value-type="string" calcext:value-type="string">
            <text:p>479,7</text:p>
          </table:table-cell>
          <table:table-cell office:value-type="string" calcext:value-type="string">
            <text:p>547,2</text:p>
          </table:table-cell>
          <table:table-cell table:style-name="ce3" table:formula="of:=[.B7]*[.B$3]/[.B$2]" office:value-type="float" office:value="27.4114285714286" calcext:value-type="float">
            <text:p>27.4114285714</text:p>
          </table:table-cell>
          <table:table-cell table:style-name="ce3" table:formula="of:=-[.C7]*[.C$3]/[.C$2]" office:value-type="float" office:value="-31.2685714285714" calcext:value-type="float">
            <text:p>-31.26857142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ngente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661,7</text:p>
          </table:table-cell>
          <table:table-cell table:style-name="ce3" table:formula="of:=[.B8]*[.B$3]/[.B$2]" office:value-type="float" office:value="80" calcext:value-type="float">
            <text:p>80</text:p>
          </table:table-cell>
          <table:table-cell table:style-name="ce3" table:formula="of:=-[.C8]*[.C$3]/[.C$2]" office:value-type="float" office:value="-37.8114285714286" calcext:value-type="float">
            <text:p>-37.81142857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347,6</text:p>
          </table:table-cell>
          <table:table-cell office:value-type="string" calcext:value-type="string">
            <text:p>379,4</text:p>
          </table:table-cell>
          <table:table-cell table:style-name="ce3" table:formula="of:=[.B9]*[.B$3]/[.B$2]" office:value-type="float" office:value="19.8628571428571" calcext:value-type="float">
            <text:p>19.8628571429</text:p>
          </table:table-cell>
          <table:table-cell table:style-name="ce3" table:formula="of:=-[.C9]*[.C$3]/[.C$2]" office:value-type="float" office:value="-21.68" calcext:value-type="float">
            <text:p>-21.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633,1</text:p>
          </table:table-cell>
          <table:table-cell office:value-type="string" calcext:value-type="string">
            <text:p>765,2</text:p>
          </table:table-cell>
          <table:table-cell table:style-name="ce3" table:formula="of:=[.B10]*[.B$3]/[.B$2]" office:value-type="float" office:value="36.1771428571429" calcext:value-type="float">
            <text:p>36.1771428571</text:p>
          </table:table-cell>
          <table:table-cell table:style-name="ce3" table:formula="of:=-[.C10]*[.C$3]/[.C$2]" office:value-type="float" office:value="-43.7257142857143" calcext:value-type="float">
            <text:p>-43.72571428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1244" calcext:value-type="float">
            <text:p>1244</text:p>
          </table:table-cell>
          <table:table-cell office:value-type="float" office:value="336" calcext:value-type="float">
            <text:p>336</text:p>
          </table:table-cell>
          <table:table-cell table:style-name="ce3" table:formula="of:=[.B11]*[.B$3]/[.B$2]" office:value-type="float" office:value="71.0857142857143" calcext:value-type="float">
            <text:p>71.0857142857</text:p>
          </table:table-cell>
          <table:table-cell table:style-name="ce3" table:formula="of:=-[.C11]*[.C$3]/[.C$2]" office:value-type="float" office:value="-19.2" calcext:value-type="float">
            <text:p>-19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i</text:p>
          </table:table-cell>
          <table:table-cell office:value-type="float" office:value="834" calcext:value-type="float">
            <text:p>834</text:p>
          </table:table-cell>
          <table:table-cell office:value-type="float" office:value="66" calcext:value-type="float">
            <text:p>66</text:p>
          </table:table-cell>
          <table:table-cell table:style-name="ce3" table:formula="of:=[.B12]*[.B$3]/[.B$2]" office:value-type="float" office:value="47.6571428571429" calcext:value-type="float">
            <text:p>47.6571428571</text:p>
          </table:table-cell>
          <table:table-cell table:style-name="ce3" table:formula="of:=-[.C12]*[.C$3]/[.C$2]" office:value-type="float" office:value="-3.77142857142857" calcext:value-type="float">
            <text:p>-3.77142857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</text:p>
          </table:table-cell>
          <table:table-cell office:value-type="float" office:value="285" calcext:value-type="float">
            <text:p>285</text:p>
          </table:table-cell>
          <table:table-cell office:value-type="float" office:value="940" calcext:value-type="float">
            <text:p>940</text:p>
          </table:table-cell>
          <table:table-cell table:style-name="ce3" table:formula="of:=[.B13]*[.B$3]/[.B$2]" office:value-type="float" office:value="16.2857142857143" calcext:value-type="float">
            <text:p>16.2857142857</text:p>
          </table:table-cell>
          <table:table-cell table:style-name="ce3" table:formula="of:=-[.C13]*[.C$3]/[.C$2]" office:value-type="float" office:value="-53.7142857142857" calcext:value-type="float">
            <text:p>-53.71428571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cle</text:p>
          </table:table-cell>
          <table:table-cell office:value-type="string" calcext:value-type="string">
            <text:p>310,5</text:p>
          </table:table-cell>
          <table:table-cell office:value-type="float" office:value="674" calcext:value-type="float">
            <text:p>674</text:p>
          </table:table-cell>
          <table:table-cell table:style-name="ce3" table:formula="of:=[.B14]*[.B$3]/[.B$2]" office:value-type="float" office:value="17.7428571428571" calcext:value-type="float">
            <text:p>17.7428571429</text:p>
          </table:table-cell>
          <table:table-cell table:style-name="ce3" table:formula="of:=-[.C14]*[.C$3]/[.C$2]" office:value-type="float" office:value="-38.5142857142857" calcext:value-type="float">
            <text:p>-38.51428571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 (bis)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150,5</text:p>
          </table:table-cell>
          <table:table-cell table:style-name="ce3" table:formula="of:=[.B15]*[.B$3]/[.B$2]" office:value-type="float" office:value="31.3142857142857" calcext:value-type="float">
            <text:p>31.3142857143</text:p>
          </table:table-cell>
          <table:table-cell table:style-name="ce3" table:formula="of:=-[.C15]*[.C$3]/[.C$2]" office:value-type="float" office:value="-8.6" calcext:value-type="float">
            <text:p>-8.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cle (bis)</text:p>
          </table:table-cell>
          <table:table-cell office:value-type="string" calcext:value-type="string">
            <text:p>321,5</text:p>
          </table:table-cell>
          <table:table-cell office:value-type="float" office:value="721" calcext:value-type="float">
            <text:p>721</text:p>
          </table:table-cell>
          <table:table-cell table:style-name="ce3" table:formula="of:=[.B16]*[.B$3]/[.B$2]" office:value-type="float" office:value="18.3714285714286" calcext:value-type="float">
            <text:p>18.3714285714</text:p>
          </table:table-cell>
          <table:table-cell table:style-name="ce3" table:formula="of:=-[.C16]*[.C$3]/[.C$2]" office:value-type="float" office:value="-41.2" calcext:value-type="float">
            <text:p>-41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here</text:p>
          </table:table-cell>
          <table:table-cell office:value-type="string" calcext:value-type="string">
            <text:p>647,5</text:p>
          </table:table-cell>
          <table:table-cell office:value-type="string" calcext:value-type="string">
            <text:p>405,5</text:p>
          </table:table-cell>
          <table:table-cell table:style-name="ce3" table:formula="of:=[.B17]*[.B$3]/[.B$2]" office:value-type="float" office:value="37" calcext:value-type="float">
            <text:p>37</text:p>
          </table:table-cell>
          <table:table-cell table:style-name="ce3" table:formula="of:=-[.C17]*[.C$3]/[.C$2]" office:value-type="float" office:value="-23.1714285714286" calcext:value-type="float">
            <text:p>-23.171428571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table:formula="of:=[.B18]*[.B$3]/[.B$2]" office:value-type="float" office:value="0" calcext:value-type="float">
            <text:p>0</text:p>
          </table:table-cell>
          <table:table-cell table:style-name="ce3" table:formula="of:=-[.C18]*[.C$3]/[.C$2]" office:value-type="float" office:value="-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table:formula="of:=[.B19]*[.B$3]/[.B$2]" office:value-type="float" office:value="0" calcext:value-type="float">
            <text:p>0</text:p>
          </table:table-cell>
          <table:table-cell table:style-name="ce3" table:formula="of:=-[.C19]*[.C$3]/[.C$2]" office:value-type="float" office:value="-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table:formula="of:=[.B20]*[.B$3]/[.B$2]" office:value-type="float" office:value="0" calcext:value-type="float">
            <text:p>0</text:p>
          </table:table-cell>
          <table:table-cell table:style-name="ce3" table:formula="of:=-[.C20]*[.C$3]/[.C$2]" office:value-type="float" office:value="-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table:formula="of:=[.B21]*[.B$3]/[.B$2]" office:value-type="float" office:value="0" calcext:value-type="float">
            <text:p>0</text:p>
          </table:table-cell>
          <table:table-cell table:style-name="ce3" table:formula="of:=-[.C21]*[.C$3]/[.C$2]" office:value-type="float" office:value="-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table:formula="of:=[.B22]*[.B$3]/[.B$2]" office:value-type="float" office:value="0" calcext:value-type="float">
            <text:p>0</text:p>
          </table:table-cell>
          <table:table-cell table:style-name="ce3" table:formula="of:=-[.C22]*[.C$3]/[.C$2]" office:value-type="float" office:value="-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table:formula="of:=[.B23]*[.B$3]/[.B$2]" office:value-type="float" office:value="0" calcext:value-type="float">
            <text:p>0</text:p>
          </table:table-cell>
          <table:table-cell table:style-name="ce3" table:formula="of:=-[.C23]*[.C$3]/[.C$2]" office:value-type="float" office:value="-0" calcext:value-type="float">
            <text:p>0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0121" number:language="en" number:country="US">
      <number:number number:decimal-places="9" loext:min-decimal-places="9" number:min-integer-digits="1"/>
    </number:number-style>
    <number:number-style style:name="N10122" number:language="en" number:country="US">
      <number:number number:decimal-places="8" loext:min-decimal-places="8" number:min-integer-digits="1"/>
    </number:number-style>
    <number:number-style style:name="N10123" number:language="en" number:country="US">
      <number:number number:decimal-places="7" loext:min-decimal-places="7" number:min-integer-digits="1"/>
    </number:number-style>
    <number:number-style style:name="N10124" number:language="en" number:country="US">
      <number:number number:decimal-places="6" loext:min-decimal-places="6" number:min-integer-digits="1"/>
    </number:number-style>
    <number:number-style style:name="N10125" number:language="en" number:country="US">
      <number:number number:decimal-places="5" loext:min-decimal-places="5" number:min-integer-digits="1"/>
    </number:number-style>
    <number:number-style style:name="N10126" number:language="en" number:country="US">
      <number:number number:decimal-places="4" loext:min-decimal-places="4" number:min-integer-digits="1"/>
    </number:number-style>
    <number:number-style style:name="N10127" number:language="en" number:country="US">
      <number:number number:decimal-places="3" loext:min-decimal-places="3" number:min-integer-digits="1"/>
    </number:number-style>
    <number:number-style style:name="N10128" number:language="en" number:country="US">
      <number:number number:decimal-places="1" loext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4">00/00/0000</text:date>, <text:time style:data-style-name="N2" text:time-value="14:42:27.3264442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tien Andrieu</meta:initial-creator>
    <meta:creation-date>2019-02-11T15:54:57.273908355</meta:creation-date>
    <dc:date>2019-02-14T15:43:35.909438020</dc:date>
    <dc:creator>Bastien Andrieu</dc:creator>
    <meta:editing-duration>PT5H52M20S</meta:editing-duration>
    <meta:editing-cycles>6</meta:editing-cycles>
    <meta:generator>LibreOffice/5.0.6.2$Linux_X86_64 LibreOffice_project/00$Build-2</meta:generator>
    <meta:document-statistic meta:table-count="1" meta:cell-count="80" meta:object-count="0"/>
  </office:meta>
</office:document-meta>
</file>